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8" calcext:value-type="float">
            <text:p>11.8</text:p>
          </table:table-cell>
          <table:table-cell table:formula="of:=([.B2]/(2*PI()*[.A2]))*1000" office:value-type="float" office:value="8.20099706761732" calcext:value-type="float">
            <text:p>8.20099706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.5" calcext:value-type="float">
            <text:p>16.5</text:p>
          </table:table-cell>
          <table:table-cell table:formula="of:=([.B3]/(2*PI()*[.A3]))*1000" office:value-type="float" office:value="8.20642675317585" calcext:value-type="float">
            <text:p>8.206426753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.3" calcext:value-type="float">
            <text:p>20.3</text:p>
          </table:table-cell>
          <table:table-cell table:formula="of:=([.B4]/(2*PI()*[.A4]))*1000" office:value-type="float" office:value="8.22098052103175" calcext:value-type="float">
            <text:p>8.2209805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.3" calcext:value-type="float">
            <text:p>24.3</text:p>
          </table:table-cell>
          <table:table-cell table:formula="of:=([.B5]/(2*PI()*[.A5]))*1000" office:value-type="float" office:value="8.19378202782427" calcext:value-type="float">
            <text:p>8.19378202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8.6" calcext:value-type="float">
            <text:p>28.6</text:p>
          </table:table-cell>
          <table:table-cell table:formula="of:=([.B6]/(2*PI()*[.A6]))*1000" office:value-type="float" office:value="8.1867470727126" calcext:value-type="float">
            <text:p>8.186747072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2.6" calcext:value-type="float">
            <text:p>32.6</text:p>
          </table:table-cell>
          <table:table-cell table:formula="of:=([.B7]/(2*PI()*[.A7]))*1000" office:value-type="float" office:value="8.32817198201571" calcext:value-type="float">
            <text:p>8.32817198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8.2" calcext:value-type="float">
            <text:p>38.2</text:p>
          </table:table-cell>
          <table:table-cell table:formula="of:=([.B8]/(2*PI()*[.A8]))*1000" office:value-type="float" office:value="8.20474875318543" calcext:value-type="float">
            <text:p>8.204748753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1.9" calcext:value-type="float">
            <text:p>41.9</text:p>
          </table:table-cell>
          <table:table-cell table:formula="of:=([.B9]/(2*PI()*[.A9]))*1000" office:value-type="float" office:value="8.20245032663028" calcext:value-type="float">
            <text:p>8.202450326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5" calcext:value-type="float">
            <text:p>45</text:p>
          </table:table-cell>
          <table:table-cell table:formula="of:=([.B10]/(2*PI()*[.A10]))*1000" office:value-type="float" office:value="8.20386304597399" calcext:value-type="float">
            <text:p>8.20386304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7.5" calcext:value-type="float">
            <text:p>47.5</text:p>
          </table:table-cell>
          <table:table-cell table:formula="of:=([.B11]/(2*PI()*[.A11]))*1000" office:value-type="float" office:value="8.20831682612924" calcext:value-type="float">
            <text:p>8.2083168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28:00.210286680</meta:creation-date>
    <dc:date>2016-09-23T10:31:58.111688025</dc:date>
    <meta:editing-duration>PT3M58S</meta:editing-duration>
    <meta:editing-cycles>1</meta:editing-cycles>
    <meta:document-statistic meta:table-count="1" meta:cell-count="33" meta:object-count="0"/>
    <meta:generator>LibreOffice/4.3.7.2$Linux_X86_64 LibreOffice_project/430$Build-2</meta:generator>
  </office:meta>
</office:document-meta>
</file>